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główek1" style:master-page-name="MP0" style:family="paragraph">
      <style:paragraph-properties fo:break-before="page" fo:text-align="center"/>
      <style:text-properties fo:font-size="14pt" style:font-size-asian="14pt"/>
    </style:style>
    <style:style style:name="P2" style:parent-style-name="Kolorowalistaakcent11" style:family="paragraph">
      <style:paragraph-properties fo:text-align="justify" fo:margin-left="0.1972in" fo:text-indent="-0.1972in">
        <style:tab-stops/>
      </style:paragraph-properties>
    </style:style>
    <style:style style:name="P3" style:parent-style-name="Kolorowalistaakcent11" style:family="paragraph">
      <style:paragraph-properties fo:text-align="justify" fo:margin-left="0.1972in" fo:text-indent="-0.1972in">
        <style:tab-stops/>
      </style:paragraph-properties>
    </style:style>
    <style:style style:name="P4" style:parent-style-name="Kolorowalistaakcent11" style:family="paragraph">
      <style:paragraph-properties fo:text-align="justify" fo:margin-left="0.4923in">
        <style:tab-stops/>
      </style:paragraph-properties>
    </style:style>
    <style:style style:name="P5" style:parent-style-name="Kolorowalistaakcent11" style:family="paragraph">
      <style:paragraph-properties fo:text-align="justify" fo:margin-left="0.4923in">
        <style:tab-stops/>
      </style:paragraph-properties>
    </style:style>
    <style:style style:name="P6" style:parent-style-name="Kolorowalistaakcent11" style:family="paragraph">
      <style:paragraph-properties fo:text-align="justify" fo:margin-left="0.4923in">
        <style:tab-stops/>
      </style:paragraph-properties>
    </style:style>
    <style:style style:name="P7" style:parent-style-name="Kolorowalistaakcent11" style:family="paragraph">
      <style:paragraph-properties fo:text-align="justify" fo:margin-left="0.1972in" fo:text-indent="-0.1972in">
        <style:tab-stops/>
      </style:paragraph-properties>
    </style:style>
    <style:style style:name="P8" style:parent-style-name="Kolorowalistaakcent11" style:family="paragraph">
      <style:paragraph-properties fo:text-align="justify" fo:margin-left="0.4923in">
        <style:tab-stops/>
      </style:paragraph-properties>
    </style:style>
    <style:style style:name="P9" style:parent-style-name="Kolorowalistaakcent11" style:family="paragraph">
      <style:paragraph-properties fo:text-align="justify" fo:margin-left="0.4923in">
        <style:tab-stops/>
      </style:paragraph-properties>
    </style:style>
  </office:automatic-styles>
  <office:body>
    <office:text text:use-soft-page-breaks="true">
      <text:h text:style-name="P1" text:outline-level="1">Realizacja ogólnego tematu „Zmienne” – sugestie autorów</text:h>
      <text:list text:style-name="LFO1" text:continue-numbering="true">
        <text:list-item>
          <text:p text:style-name="P2">Optymalnym wydaje się<text:s/>realizowanie tematu nie<text:s/>później niż w V klasie szkoły podstawowej, chociaż temat wydaje się także możliwy do zrealizowania nawet na wcześniejszych etapach.<text:s/><text:s/></text:p>
        </text:list-item>
        <text:list-item>
          <text:p text:style-name="P3">Do ćwiczenia na lekcji pierwszej należy przygotować odpowiednie materiały:</text:p>
          <text:list text:continue-numbering="true">
            <text:list-item>
              <text:p text:style-name="P4">Zestaw pudełek reprezentujących trzy zmienne: A, B oraz C. Pudełka powinny być otwarte od góry, tak by można było do nich łatwo zajrzeć.</text:p>
            </text:list-item>
            <text:list-item>
              <text:p text:style-name="P5">Zestaw zmiennych: wydrukowanych i pociętych kartek z obrazkami jabłka i gruszki.</text:p>
            </text:list-item>
            <text:list-item>
              <text:p text:style-name="P6">Pudełko reprezentujące ksero – w nim trzymamy „kopie” zmiennych.</text:p>
            </text:list-item>
          </text:list>
        </text:list-item>
        <text:list-item>
          <text:p text:style-name="P7">Wskazania do realizacji:</text:p>
          <text:list text:continue-numbering="true">
            <text:list-item>
              <text:p text:style-name="P8">Lekcję 3 należy zrealizować innego dnia, niż lekcje 1 i 2.</text:p>
            </text:list-item>
            <text:list-item>
              <text:p text:style-name="P9">Lekcję<text:s/>3, ze względu na jej ewaluacyjny charakter, należy potraktować podobnie do sprawdzianu.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omyślnaczcionkaakapitu" style:display-name="Domyślna czcionka akapitu" style:family="text"/>
    <style:style style:name="Kolorowalistaakcent11" style:display-name="Kolorowa lista — akcent 11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1Znak" style:display-name="Nagłówek 1 Znak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2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User</meta:initial-creator>
    <dc:creator>Damian Kurpiewski</dc:creator>
    <meta:creation-date>2018-11-10T18:49:00Z</meta:creation-date>
    <dc:date>2018-11-10T18:49:00Z</dc:date>
    <meta:print-date>2017-11-20T14:40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10" meta:character-count="772" meta:row-count="5" meta:non-whitespace-character-count="663"/>
  </office:meta>
</office:document-meta>
</file>